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bbbe4" officeooo:paragraph-rsid="001bbbe4"/>
    </style:style>
    <style:style style:name="P2" style:family="paragraph" style:parent-style-name="Text_20_body">
      <style:text-properties officeooo:rsid="001bbbe4" officeooo:paragraph-rsid="001bbbe4"/>
    </style:style>
    <style:style style:name="P3" style:family="paragraph" style:parent-style-name="Text_20_body">
      <style:text-properties officeooo:paragraph-rsid="001bb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notacum “Switch” Operatori het.</text:h>
      <text:p text:style-name="P3"/>
      <text:p text:style-name="P2">Switch operatori ognutyamb menq karoxanumenq cankacac simvoli harcumov hxum katarel hamapatasxan Case/ cankacac nishi hamematutyan hamapatasxan Case-i,</text:p>
      <text:p text:style-name="P2">Switch operator@ baxkacac e, Switch operatoric, Case-ri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0:52:04.889000000</meta:creation-date>
    <dc:date>2023-10-06T11:15:38.867000000</dc:date>
    <meta:editing-duration>PT23M36S</meta:editing-duration>
    <meta:editing-cycles>1</meta:editing-cycles>
    <meta:document-statistic meta:table-count="0" meta:image-count="0" meta:object-count="0" meta:page-count="1" meta:paragraph-count="3" meta:word-count="28" meta:character-count="240" meta:non-whitespace-character-count="215"/>
    <meta:generator>LibreOffice/7.5.3.2$Windows_X86_64 LibreOffice_project/9f56dff12ba03b9acd7730a5a481eea045e468f3</meta:generator>
  </office:meta>
</office:document-meta>
</file>